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2 GB" table:style-name="ta1">
        <table:shapes>
          <draw:frame draw:z-index="0" draw:style-name="gr1" draw:text-style-name="P1" svg:width="20cm" svg:height="9cm" svg:x="0cm" svg:y="16.65cm">
            <draw:object draw:notify-on-update-of-ranges="'XML Benchmark Result 2 GB'.C6:'XML Benchmark Result 2 GB'.C6 'XML Benchmark Result 2 GB'.C9:'XML Benchmark Result 2 GB'.C9 'XML Benchmark Result 2 GB'.C34:'XML Benchmark Result 2 GB'.C34 'XML Benchmark Result 2 GB'.D6:'XML Benchmark Result 2 GB'.D6 'XML Benchmark Result 2 GB'.D9:'XML Benchmark Result 2 GB'.D9 'XML Benchmark Result 2 GB'.D34:'XML Benchmark Result 2 GB'.D34 'XML Benchmark Result 2 GB'.E6:'XML Benchmark Result 2 GB'.E6 'XML Benchmark Result 2 GB'.E9:'XML Benchmark Result 2 GB'.E9 'XML Benchmark Result 2 GB'.E34:'XML Benchmark Result 2 GB'.E34 'XML Benchmark Result 2 GB'.F6:'XML Benchmark Result 2 GB'.F6 'XML Benchmark Result 2 GB'.F9:'XML Benchmark Result 2 GB'.F9 'XML Benchmark Result 2 GB'.F34:'XML Benchmark Result 2 GB'.F34 'XML Benchmark Result 2 GB'.G6:'XML Benchmark Result 2 GB'.G6 'XML Benchmark Result 2 GB'.G9:'XML Benchmark Result 2 GB'.G9 'XML Benchmark Result 2 GB'.G34:'XML Benchmark Result 2 GB'.G34 'XML Benchmark Result 2 GB'.H6:'XML Benchmark Result 2 GB'.H6 'XML Benchmark Result 2 GB'.H9:'XML Benchmark Result 2 GB'.H9 'XML Benchmark Result 2 GB'.H34:'XML Benchmark Result 2 GB'.H34 'XML Benchmark Result 2 GB'.I6:'XML Benchmark Result 2 GB'.I6 'XML Benchmark Result 2 GB'.I9:'XML Benchmark Result 2 GB'.I9 'XML Benchmark Result 2 GB'.I34:'XML Benchmark Result 2 GB'.I34 'XML Benchmark Result 2 GB'.J6:'XML Benchmark Result 2 GB'.J6 'XML Benchmark Result 2 GB'.J9:'XML Benchmark Result 2 GB'.J9 'XML Benchmark Result 2 GB'.J34:'XML Benchmark Result 2 GB'.J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cm" svg:y="25.65cm">
            <draw:object draw:notify-on-update-of-ranges="'XML Benchmark Result 2 GB'.B10:'XML Benchmark Result 2 GB'.B20 'XML Benchmark Result 2 GB'.C6:'XML Benchmark Result 2 GB'.C6 'XML Benchmark Result 2 GB'.C10:'XML Benchmark Result 2 GB'.C20 'XML Benchmark Result 2 GB'.B10:'XML Benchmark Result 2 GB'.B20 'XML Benchmark Result 2 GB'.D6:'XML Benchmark Result 2 GB'.D6 'XML Benchmark Result 2 GB'.D10:'XML Benchmark Result 2 GB'.D20 'XML Benchmark Result 2 GB'.B10:'XML Benchmark Result 2 GB'.B20 'XML Benchmark Result 2 GB'.E6:'XML Benchmark Result 2 GB'.E6 'XML Benchmark Result 2 GB'.E10:'XML Benchmark Result 2 GB'.E20 'XML Benchmark Result 2 GB'.B10:'XML Benchmark Result 2 GB'.B20 'XML Benchmark Result 2 GB'.I6:'XML Benchmark Result 2 GB'.I6 'XML Benchmark Result 2 GB'.I10:'XML Benchmark Result 2 GB'.I20 'XML Benchmark Result 2 GB'.B10:'XML Benchmark Result 2 GB'.B20 'XML Benchmark Result 2 GB'.J6:'XML Benchmark Result 2 GB'.J6 'XML Benchmark Result 2 GB'.J10:'XML Benchmark Result 2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cm" svg:y="34.65cm">
            <draw:object draw:notify-on-update-of-ranges="'XML Benchmark Result 2 GB'.B21:'XML Benchmark Result 2 GB'.B31 'XML Benchmark Result 2 GB'.C6:'XML Benchmark Result 2 GB'.C6 'XML Benchmark Result 2 GB'.C21:'XML Benchmark Result 2 GB'.C31 'XML Benchmark Result 2 GB'.B21:'XML Benchmark Result 2 GB'.B31 'XML Benchmark Result 2 GB'.D6:'XML Benchmark Result 2 GB'.D6 'XML Benchmark Result 2 GB'.D21:'XML Benchmark Result 2 GB'.D31 'XML Benchmark Result 2 GB'.B21:'XML Benchmark Result 2 GB'.B31 'XML Benchmark Result 2 GB'.E6:'XML Benchmark Result 2 GB'.E6 'XML Benchmark Result 2 GB'.E21:'XML Benchmark Result 2 GB'.E31 'XML Benchmark Result 2 GB'.B21:'XML Benchmark Result 2 GB'.B31 'XML Benchmark Result 2 GB'.I6:'XML Benchmark Result 2 GB'.I6 'XML Benchmark Result 2 GB'.I21:'XML Benchmark Result 2 GB'.I31 'XML Benchmark Result 2 GB'.B21:'XML Benchmark Result 2 GB'.B31 'XML Benchmark Result 2 GB'.J6:'XML Benchmark Result 2 GB'.J6 'XML Benchmark Result 2 GB'.J21:'XML Benchmark Result 2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2 GB.x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968.7351 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27" calcext:value-type="float">
            <text:p>11,4727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5" calcext:value-type="float">
            <text:p>11,475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98" calcext:value-type="float">
            <text:p>0,4998</text:p>
          </table:table-cell>
          <table:table-cell office:value-type="float" office:value="0.4682" calcext:value-type="float">
            <text:p>0,4682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593" calcext:value-type="float">
            <text:p>1,3593</text:p>
          </table:table-cell>
          <table:table-cell office:value-type="float" office:value="1.2289" calcext:value-type="float">
            <text:p>1,2289</text:p>
          </table:table-cell>
          <table:table-cell office:value-type="float" office:value="1.1803" calcext:value-type="float">
            <text:p>1,1803</text:p>
          </table:table-cell>
          <table:table-cell office:value-type="float" office:value="0.47" calcext:value-type="float">
            <text:p>0,47</text:p>
          </table:table-cell>
          <table:table-cell office:value-type="float" office:value="0.946" calcext:value-type="float">
            <text:p>0,946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4.3027" calcext:value-type="float">
            <text:p>4,3027</text:p>
          </table:table-cell>
          <table:table-cell office:value-type="float" office:value="4.3003" calcext:value-type="float">
            <text:p>4,3003</text:p>
          </table:table-cell>
          <table:table-cell office:value-type="float" office:value="16.4992" calcext:value-type="float">
            <text:p>16,4992</text:p>
          </table:table-cell>
          <table:table-cell office:value-type="float" office:value="38.5407" calcext:value-type="float">
            <text:p>38,5407</text:p>
          </table:table-cell>
          <table:table-cell office:value-type="float" office:value="31.3502" calcext:value-type="float">
            <text:p>31,3502</text:p>
          </table:table-cell>
          <table:table-cell office:value-type="float" office:value="24.6111" calcext:value-type="float">
            <text:p>24,6111</text:p>
          </table:table-cell>
          <table:table-cell office:value-type="float" office:value="8.6032" calcext:value-type="float">
            <text:p>8,6032</text:p>
          </table:table-cell>
          <table:table-cell office:value-type="float" office:value="14.7946" calcext:value-type="float">
            <text:p>14,7946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9.0238" calcext:value-type="float">
            <text:p>9,0238</text:p>
          </table:table-cell>
          <table:table-cell office:value-type="float" office:value="9.0109" calcext:value-type="float">
            <text:p>9,0109</text:p>
          </table:table-cell>
          <table:table-cell office:value-type="float" office:value="9.0161" calcext:value-type="float">
            <text:p>9,0161</text:p>
          </table:table-cell>
          <table:table-cell office:value-type="float" office:value="33.5002" calcext:value-type="float">
            <text:p>33,5002</text:p>
          </table:table-cell>
          <table:table-cell office:value-type="float" office:value="26.8593" calcext:value-type="float">
            <text:p>26,8593</text:p>
          </table:table-cell>
          <table:table-cell office:value-type="float" office:value="30.5965" calcext:value-type="float">
            <text:p>30,5965</text:p>
          </table:table-cell>
          <table:table-cell office:value-type="float" office:value="17.5098" calcext:value-type="float">
            <text:p>17,5098</text:p>
          </table:table-cell>
          <table:table-cell office:value-type="float" office:value="40.9229" calcext:value-type="float">
            <text:p>40,9229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16.6979" calcext:value-type="float">
            <text:p>16,6979</text:p>
          </table:table-cell>
          <table:table-cell office:value-type="float" office:value="18.4186" calcext:value-type="float">
            <text:p>18,4186</text:p>
          </table:table-cell>
          <table:table-cell office:value-type="float" office:value="18.5396" calcext:value-type="float">
            <text:p>18,5396</text:p>
          </table:table-cell>
          <table:table-cell office:value-type="float" office:value="35.2238" calcext:value-type="float">
            <text:p>35,2238</text:p>
          </table:table-cell>
          <table:table-cell office:value-type="float" office:value="21.2186" calcext:value-type="float">
            <text:p>21,2186</text:p>
          </table:table-cell>
          <table:table-cell office:value-type="float" office:value="26.901" calcext:value-type="float">
            <text:p>26,901</text:p>
          </table:table-cell>
          <table:table-cell office:value-type="float" office:value="4.4094" calcext:value-type="float">
            <text:p>4,4094</text:p>
          </table:table-cell>
          <table:table-cell office:value-type="float" office:value="15.2438" calcext:value-type="float">
            <text:p>15,2438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6303" calcext:value-type="float">
            <text:p>22,6303</text:p>
          </table:table-cell>
          <table:table-cell office:value-type="float" office:value="1.4856" calcext:value-type="float">
            <text:p>1,4856</text:p>
          </table:table-cell>
          <table:table-cell office:value-type="float" office:value="11.1545" calcext:value-type="float">
            <text:p>11,1545</text:p>
          </table:table-cell>
          <table:table-cell office:value-type="float" office:value="17.5809" calcext:value-type="float">
            <text:p>17,5809</text:p>
          </table:table-cell>
          <table:table-cell office:value-type="float" office:value="20.199" calcext:value-type="float">
            <text:p>20,199</text:p>
          </table:table-cell>
          <table:table-cell office:value-type="float" office:value="19.3621" calcext:value-type="float">
            <text:p>19,3621</text:p>
          </table:table-cell>
          <table:table-cell office:value-type="float" office:value="14.3111" calcext:value-type="float">
            <text:p>14,3111</text:p>
          </table:table-cell>
          <table:table-cell office:value-type="float" office:value="26.8841" calcext:value-type="float">
            <text:p>26,8841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7.6112" calcext:value-type="float">
            <text:p>7,6112</text:p>
          </table:table-cell>
          <table:table-cell office:value-type="float" office:value="12.3269" calcext:value-type="float">
            <text:p>12,3269</text:p>
          </table:table-cell>
          <table:table-cell office:value-type="float" office:value="18.3514" calcext:value-type="float">
            <text:p>18,3514</text:p>
          </table:table-cell>
          <table:table-cell office:value-type="float" office:value="50.7245" calcext:value-type="float">
            <text:p>50,7245</text:p>
          </table:table-cell>
          <table:table-cell office:value-type="float" office:value="18.1487" calcext:value-type="float">
            <text:p>18,1487</text:p>
          </table:table-cell>
          <table:table-cell office:value-type="float" office:value="18.1985" calcext:value-type="float">
            <text:p>18,1985</text:p>
          </table:table-cell>
          <table:table-cell office:value-type="float" office:value="3.9656" calcext:value-type="float">
            <text:p>3,9656</text:p>
          </table:table-cell>
          <table:table-cell office:value-type="float" office:value="13.9883" calcext:value-type="float">
            <text:p>13,9883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4.3582" calcext:value-type="float">
            <text:p>14,3582</text:p>
          </table:table-cell>
          <table:table-cell office:value-type="float" office:value="19.8364" calcext:value-type="float">
            <text:p>19,8364</text:p>
          </table:table-cell>
          <table:table-cell office:value-type="float" office:value="21.5009" calcext:value-type="float">
            <text:p>21,5009</text:p>
          </table:table-cell>
          <table:table-cell office:value-type="float" office:value="58.364" calcext:value-type="float">
            <text:p>58,364</text:p>
          </table:table-cell>
          <table:table-cell office:value-type="float" office:value="27.5817" calcext:value-type="float">
            <text:p>27,5817</text:p>
          </table:table-cell>
          <table:table-cell office:value-type="float" office:value="33.4692" calcext:value-type="float">
            <text:p>33,4692</text:p>
          </table:table-cell>
          <table:table-cell office:value-type="float" office:value="13.3655" calcext:value-type="float">
            <text:p>13,3655</text:p>
          </table:table-cell>
          <table:table-cell office:value-type="float" office:value="19.208" calcext:value-type="float">
            <text:p>19,208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20.2908" calcext:value-type="float">
            <text:p>20,2908</text:p>
          </table:table-cell>
          <table:table-cell office:value-type="float" office:value="2.8956" calcext:value-type="float">
            <text:p>2,8956</text:p>
          </table:table-cell>
          <table:table-cell office:value-type="float" office:value="7.2478" calcext:value-type="float">
            <text:p>7,2478</text:p>
          </table:table-cell>
          <table:table-cell office:value-type="float" office:value="33.204" calcext:value-type="float">
            <text:p>33,204</text:p>
          </table:table-cell>
          <table:table-cell office:value-type="float" office:value="22.9279" calcext:value-type="float">
            <text:p>22,9279</text:p>
          </table:table-cell>
          <table:table-cell office:value-type="float" office:value="24.585" calcext:value-type="float">
            <text:p>24,585</text:p>
          </table:table-cell>
          <table:table-cell office:value-type="float" office:value="22.3374" calcext:value-type="float">
            <text:p>22,3374</text:p>
          </table:table-cell>
          <table:table-cell office:value-type="float" office:value="33.3318" calcext:value-type="float">
            <text:p>33,3318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4.812" calcext:value-type="float">
            <text:p>4,812</text:p>
          </table:table-cell>
          <table:table-cell office:value-type="float" office:value="12.3165" calcext:value-type="float">
            <text:p>12,3165</text:p>
          </table:table-cell>
          <table:table-cell office:value-type="float" office:value="9.1437" calcext:value-type="float">
            <text:p>9,1437</text:p>
          </table:table-cell>
          <table:table-cell office:value-type="float" office:value="9.9209" calcext:value-type="float">
            <text:p>9,9209</text:p>
          </table:table-cell>
          <table:table-cell office:value-type="float" office:value="26.8625" calcext:value-type="float">
            <text:p>26,8625</text:p>
          </table:table-cell>
          <table:table-cell office:value-type="float" office:value="12.6452" calcext:value-type="float">
            <text:p>12,6452</text:p>
          </table:table-cell>
          <table:table-cell office:value-type="float" office:value="10.1616" calcext:value-type="float">
            <text:p>10,1616</text:p>
          </table:table-cell>
          <table:table-cell office:value-type="float" office:value="43.863" calcext:value-type="float">
            <text:p>43,863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911" calcext:value-type="float">
            <text:p>14,1911</text:p>
          </table:table-cell>
          <table:table-cell office:value-type="float" office:value="23.1267" calcext:value-type="float">
            <text:p>23,1267</text:p>
          </table:table-cell>
          <table:table-cell office:value-type="float" office:value="18.1531" calcext:value-type="float">
            <text:p>18,1531</text:p>
          </table:table-cell>
          <table:table-cell office:value-type="float" office:value="27.2545" calcext:value-type="float">
            <text:p>27,2545</text:p>
          </table:table-cell>
          <table:table-cell office:value-type="float" office:value="17.1424" calcext:value-type="float">
            <text:p>17,1424</text:p>
          </table:table-cell>
          <table:table-cell office:value-type="float" office:value="20.9689" calcext:value-type="float">
            <text:p>20,9689</text:p>
          </table:table-cell>
          <table:table-cell office:value-type="float" office:value="20.0394" calcext:value-type="float">
            <text:p>20,0394</text:p>
          </table:table-cell>
          <table:table-cell office:value-type="float" office:value="38.0838" calcext:value-type="float">
            <text:p>38,0838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23.1004" calcext:value-type="float">
            <text:p>23,1004</text:p>
          </table:table-cell>
          <table:table-cell office:value-type="float" office:value="9.9665" calcext:value-type="float">
            <text:p>9,9665</text:p>
          </table:table-cell>
          <table:table-cell office:value-type="float" office:value="15.8461" calcext:value-type="float">
            <text:p>15,8461</text:p>
          </table:table-cell>
          <table:table-cell office:value-type="float" office:value="27.1836" calcext:value-type="float">
            <text:p>27,1836</text:p>
          </table:table-cell>
          <table:table-cell office:value-type="float" office:value="5.2553" calcext:value-type="float">
            <text:p>5,2553</text:p>
          </table:table-cell>
          <table:table-cell office:value-type="float" office:value="30.3633" calcext:value-type="float">
            <text:p>30,3633</text:p>
          </table:table-cell>
          <table:table-cell office:value-type="float" office:value="6.9133" calcext:value-type="float">
            <text:p>6,9133</text:p>
          </table:table-cell>
          <table:table-cell office:value-type="float" office:value="26.603" calcext:value-type="float">
            <text:p>26,603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1" calcext:value-type="float">
            <text:p>0,0221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237" calcext:value-type="float">
            <text:p>0,0237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222" calcext:value-type="float">
            <text:p>0,0222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27" calcext:value-type="float">
            <text:p>0,022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3" calcext:value-type="float">
            <text:p>0,03</text:p>
          </table:table-cell>
          <table:table-cell office:value-type="float" office:value="0.0217" calcext:value-type="float">
            <text:p>0,0217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11" calcext:value-type="float">
            <text:p>0,021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06" calcext:value-type="float">
            <text:p>0,020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</table:table-row>
        <table:table-row table:style-name="ro1" table:number-rows-repeated="55">
          <table:table-cell table:number-columns-repeated="10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23:40:09.9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23:48:21.759000000</dc:date>
    <meta:editing-duration>PT1H59M54S</meta:editing-duration>
    <meta:editing-cycles>27</meta:editing-cycles>
    <meta:generator>LibreOffice/7.0.4.2$Windows_X86_64 LibreOffice_project/dcf040e67528d9187c66b2379df5ea4407429775</meta:generator>
    <meta:document-statistic meta:table-count="1" meta:cell-count="26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729fcf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bar" chart:style-name="ch1">
        <chart:title svg:x="5.935cm" svg:y="0.316cm" chart:style-name="ch2">
          <text:p>Parsing and Traversal Time (2 GB XML)</text:p>
        </chart:title>
        <chart:legend chart:legend-position="end" svg:x="14.06cm" svg:y="2.458cm" style:legend-expansion="high" chart:style-name="ch3"/>
        <chart:plot-area chart:style-name="ch4" table:cell-range-address="'XML Benchmark Result 2 GB'.C6:'XML Benchmark Result 2 GB'.J6 'XML Benchmark Result 2 GB'.C9:'XML Benchmark Result 2 GB'.J9 'XML Benchmark Result 2 GB'.C34:'XML Benchmark Result 2 GB'.J34" chart:data-source-has-labels="row" svg:x="1.411cm" svg:y="1.275cm" svg:width="12.249cm" svg:height="7.546cm">
          <chart:coordinate-region svg:x="2.032cm" svg:y="1.474cm" svg:width="11.628cm" svg:height="7.148cm"/>
          <chart:axis chart:dimension="x" chart:name="primary-x" chart:style-name="ch5"/>
          <chart:axis chart:dimension="y" chart:name="primary-y" chart:style-name="ch6">
            <chart:title svg:x="0.451cm" svg:y="6.30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2 GB'.C9:'XML Benchmark Result 2 GB'.C9" chart:label-cell-address="'XML Benchmark Result 2 GB'.C6:'XML Benchmark Result 2 GB'.C6" chart:class="chart:bar">
            <chart:data-point/>
            <loext:propertry-mapping loext:property="FillColor" loext:cell-range-address="'XML Benchmark Result 2 GB'.C34:'XML Benchmark Result 2 GB'.C34"/>
          </chart:series>
          <chart:series chart:style-name="ch10" chart:values-cell-range-address="'XML Benchmark Result 2 GB'.D9:'XML Benchmark Result 2 GB'.D9" chart:label-cell-address="'XML Benchmark Result 2 GB'.D6:'XML Benchmark Result 2 GB'.D6" chart:class="chart:bar">
            <chart:data-point chart:style-name="ch11"/>
            <loext:propertry-mapping loext:property="FillColor" loext:cell-range-address="'XML Benchmark Result 2 GB'.D34:'XML Benchmark Result 2 GB'.D34"/>
          </chart:series>
          <chart:series chart:style-name="ch12" chart:values-cell-range-address="'XML Benchmark Result 2 GB'.E9:'XML Benchmark Result 2 GB'.E9" chart:label-cell-address="'XML Benchmark Result 2 GB'.E6:'XML Benchmark Result 2 GB'.E6" chart:class="chart:bar">
            <chart:data-point/>
            <loext:propertry-mapping loext:property="FillColor" loext:cell-range-address="'XML Benchmark Result 2 GB'.E34:'XML Benchmark Result 2 GB'.E34"/>
          </chart:series>
          <chart:series chart:style-name="ch13" chart:values-cell-range-address="'XML Benchmark Result 2 GB'.F9:'XML Benchmark Result 2 GB'.F9" chart:label-cell-address="'XML Benchmark Result 2 GB'.F6:'XML Benchmark Result 2 GB'.F6" chart:class="chart:bar">
            <chart:data-point/>
            <loext:propertry-mapping loext:property="FillColor" loext:cell-range-address="'XML Benchmark Result 2 GB'.F34:'XML Benchmark Result 2 GB'.F34"/>
          </chart:series>
          <chart:series chart:style-name="ch14" chart:values-cell-range-address="'XML Benchmark Result 2 GB'.G9:'XML Benchmark Result 2 GB'.G9" chart:label-cell-address="'XML Benchmark Result 2 GB'.G6:'XML Benchmark Result 2 GB'.G6" chart:class="chart:bar">
            <chart:data-point/>
            <loext:propertry-mapping loext:property="FillColor" loext:cell-range-address="'XML Benchmark Result 2 GB'.G34:'XML Benchmark Result 2 GB'.G34"/>
          </chart:series>
          <chart:series chart:style-name="ch15" chart:values-cell-range-address="'XML Benchmark Result 2 GB'.H9:'XML Benchmark Result 2 GB'.H9" chart:label-cell-address="'XML Benchmark Result 2 GB'.H6:'XML Benchmark Result 2 GB'.H6" chart:class="chart:bar">
            <chart:data-point/>
            <loext:propertry-mapping loext:property="FillColor" loext:cell-range-address="'XML Benchmark Result 2 GB'.H34:'XML Benchmark Result 2 GB'.H34"/>
          </chart:series>
          <chart:series chart:style-name="ch16" chart:values-cell-range-address="'XML Benchmark Result 2 GB'.I9:'XML Benchmark Result 2 GB'.I9" chart:label-cell-address="'XML Benchmark Result 2 GB'.I6:'XML Benchmark Result 2 GB'.I6" chart:class="chart:bar">
            <chart:data-point/>
            <loext:propertry-mapping loext:property="FillColor" loext:cell-range-address="'XML Benchmark Result 2 GB'.I34:'XML Benchmark Result 2 GB'.I34"/>
          </chart:series>
          <chart:series chart:style-name="ch17" chart:values-cell-range-address="'XML Benchmark Result 2 GB'.J9:'XML Benchmark Result 2 GB'.J9" chart:label-cell-address="'XML Benchmark Result 2 GB'.J6:'XML Benchmark Result 2 GB'.J6" chart:class="chart:bar">
            <chart:data-point/>
            <loext:propertry-mapping loext:property="FillColor" loext:cell-range-address="'XML Benchmark Result 2 GB'.J34:'XML Benchmark Result 2 GB'.J3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2 GB'.F6:'XML Benchmark Result 2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2 GB'.G6:'XML Benchmark Result 2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2 GB'.H6:'XML Benchmark Result 2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.0273">
                <text:p>14.0273</text:p>
                <draw:g>
                  <svg:desc>'XML Benchmark Result 2 GB'.C9:'XML Benchmark Result 2 GB'.C9</svg:desc>
                </draw:g>
              </table:table-cell>
              <table:table-cell office:value-type="float" office:value="16711680">
                <text:p>16711680</text:p>
                <draw:g>
                  <svg:desc>'XML Benchmark Result 2 GB'.C34:'XML Benchmark Result 2 GB'.C34</svg:desc>
                </draw:g>
              </table:table-cell>
              <table:table-cell office:value-type="float" office:value="11.475">
                <text:p>11.475</text:p>
                <draw:g>
                  <svg:desc>'XML Benchmark Result 2 GB'.D9:'XML Benchmark Result 2 GB'.D9</svg:desc>
                </draw:g>
              </table:table-cell>
              <table:table-cell office:value-type="float" office:value="16750848">
                <text:p>16750848</text:p>
                <draw:g>
                  <svg:desc>'XML Benchmark Result 2 GB'.D34:'XML Benchmark Result 2 GB'.D34</svg:desc>
                </draw:g>
              </table:table-cell>
              <table:table-cell office:value-type="float" office:value="10.0197">
                <text:p>10.0197</text:p>
                <draw:g>
                  <svg:desc>'XML Benchmark Result 2 GB'.E9:'XML Benchmark Result 2 GB'.E9</svg:desc>
                </draw:g>
              </table:table-cell>
              <table:table-cell office:value-type="float" office:value="15658496">
                <text:p>15658496</text:p>
                <draw:g>
                  <svg:desc>'XML Benchmark Result 2 GB'.E34:'XML Benchmark Result 2 GB'.E34</svg:desc>
                </draw:g>
              </table:table-cell>
              <table:table-cell office:value-type="float" office:value="19.7683">
                <text:p>19.7683</text:p>
                <draw:g>
                  <svg:desc>'XML Benchmark Result 2 GB'.F9:'XML Benchmark Result 2 GB'.F9</svg:desc>
                </draw:g>
              </table:table-cell>
              <table:table-cell office:value-type="float" office:value="11206400">
                <text:p>11206400</text:p>
                <draw:g>
                  <svg:desc>'XML Benchmark Result 2 GB'.F34:'XML Benchmark Result 2 GB'.F34</svg:desc>
                </draw:g>
              </table:table-cell>
              <table:table-cell office:value-type="float" office:value="14.652">
                <text:p>14.652</text:p>
                <draw:g>
                  <svg:desc>'XML Benchmark Result 2 GB'.G9:'XML Benchmark Result 2 GB'.G9</svg:desc>
                </draw:g>
              </table:table-cell>
              <table:table-cell office:value-type="float" office:value="65382">
                <text:p>65382</text:p>
                <draw:g>
                  <svg:desc>'XML Benchmark Result 2 GB'.G34:'XML Benchmark Result 2 GB'.G34</svg:desc>
                </draw:g>
              </table:table-cell>
              <table:table-cell office:value-type="float" office:value="14.2913">
                <text:p>14.2913</text:p>
                <draw:g>
                  <svg:desc>'XML Benchmark Result 2 GB'.H9:'XML Benchmark Result 2 GB'.H9</svg:desc>
                </draw:g>
              </table:table-cell>
              <table:table-cell office:value-type="float" office:value="65535">
                <text:p>65535</text:p>
                <draw:g>
                  <svg:desc>'XML Benchmark Result 2 GB'.H34:'XML Benchmark Result 2 GB'.H34</svg:desc>
                </draw:g>
              </table:table-cell>
              <table:table-cell office:value-type="float" office:value="15.4377">
                <text:p>15.4377</text:p>
                <draw:g>
                  <svg:desc>'XML Benchmark Result 2 GB'.I9:'XML Benchmark Result 2 GB'.I9</svg:desc>
                </draw:g>
              </table:table-cell>
              <table:table-cell office:value-type="float" office:value="26367">
                <text:p>26367</text:p>
                <draw:g>
                  <svg:desc>'XML Benchmark Result 2 GB'.I34:'XML Benchmark Result 2 GB'.I34</svg:desc>
                </draw:g>
              </table:table-cell>
              <table:table-cell office:value-type="float" office:value="16.207">
                <text:p>16.207</text:p>
                <draw:g>
                  <svg:desc>'XML Benchmark Result 2 GB'.J9:'XML Benchmark Result 2 GB'.J9</svg:desc>
                </draw:g>
              </table:table-cell>
              <table:table-cell office:value-type="float" office:value="10027263">
                <text:p>10027263</text:p>
                <draw:g>
                  <svg:desc>'XML Benchmark Result 2 GB'.J34:'XML Benchmark Result 2 GB'.J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10:'XML Benchmark Result 2 GB'.E20 'XML Benchmark Result 2 GB'.C6:'XML Benchmark Result 2 GB'.E6 'XML Benchmark Result 2 GB'.I6:'XML Benchmark Result 2 GB'.J6 'XML Benchmark Result 2 GB'.I10:'XML Benchmark Result 2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10:'XML Benchmark Result 2 GB'.C20" chart:label-cell-address="'XML Benchmark Result 2 GB'.C6:'XML Benchmark Result 2 GB'.C6" chart:class="chart:scatter">
            <chart:domain table:cell-range-address="'XML Benchmark Result 2 GB'.B10:'XML Benchmark Result 2 GB'.B20"/>
            <chart:data-point chart:repeated="11"/>
          </chart:series>
          <chart:series chart:style-name="ch11" chart:values-cell-range-address="'XML Benchmark Result 2 GB'.D10:'XML Benchmark Result 2 GB'.D20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10:'XML Benchmark Result 2 GB'.E20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10:'XML Benchmark Result 2 GB'.I20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10:'XML Benchmark Result 2 GB'.J20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10:'XML Benchmark Result 2 GB'.B20</svg:desc>
                </draw:g>
              </table:table-cell>
              <table:table-cell office:value-type="float" office:value="0.4998">
                <text:p>0.4998</text:p>
                <draw:g>
                  <svg:desc>'XML Benchmark Result 2 GB'.C10:'XML Benchmark Result 2 GB'.C20</svg:desc>
                </draw:g>
              </table:table-cell>
              <table:table-cell office:value-type="float" office:value="0.4682">
                <text:p>0.4682</text:p>
                <draw:g>
                  <svg:desc>'XML Benchmark Result 2 GB'.D10:'XML Benchmark Result 2 GB'.D20</svg:desc>
                </draw:g>
              </table:table-cell>
              <table:table-cell office:value-type="float" office:value="0.6476">
                <text:p>0.6476</text:p>
                <draw:g>
                  <svg:desc>'XML Benchmark Result 2 GB'.E10:'XML Benchmark Result 2 GB'.E20</svg:desc>
                </draw:g>
              </table:table-cell>
              <table:table-cell office:value-type="float" office:value="0.47">
                <text:p>0.47</text:p>
                <draw:g>
                  <svg:desc>'XML Benchmark Result 2 GB'.I10:'XML Benchmark Result 2 GB'.I20</svg:desc>
                </draw:g>
              </table:table-cell>
              <table:table-cell office:value-type="float" office:value="0.946">
                <text:p>0.946</text:p>
                <draw:g>
                  <svg:desc>'XML Benchmark Result 2 GB'.J10:'XML Benchmark Result 2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3027">
                <text:p>4.3027</text:p>
              </table:table-cell>
              <table:table-cell office:value-type="float" office:value="4.3003">
                <text:p>4.3003</text:p>
              </table:table-cell>
              <table:table-cell office:value-type="float" office:value="16.4992">
                <text:p>16.4992</text:p>
              </table:table-cell>
              <table:table-cell office:value-type="float" office:value="8.6032">
                <text:p>8.6032</text:p>
              </table:table-cell>
              <table:table-cell office:value-type="float" office:value="14.7946">
                <text:p>14.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9.0238">
                <text:p>9.0238</text:p>
              </table:table-cell>
              <table:table-cell office:value-type="float" office:value="9.0109">
                <text:p>9.0109</text:p>
              </table:table-cell>
              <table:table-cell office:value-type="float" office:value="9.0161">
                <text:p>9.0161</text:p>
              </table:table-cell>
              <table:table-cell office:value-type="float" office:value="17.5098">
                <text:p>17.5098</text:p>
              </table:table-cell>
              <table:table-cell office:value-type="float" office:value="40.9229">
                <text:p>40.9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6.6979">
                <text:p>16.6979</text:p>
              </table:table-cell>
              <table:table-cell office:value-type="float" office:value="18.4186">
                <text:p>18.4186</text:p>
              </table:table-cell>
              <table:table-cell office:value-type="float" office:value="18.5396">
                <text:p>18.5396</text:p>
              </table:table-cell>
              <table:table-cell office:value-type="float" office:value="4.4094">
                <text:p>4.4094</text:p>
              </table:table-cell>
              <table:table-cell office:value-type="float" office:value="15.2438">
                <text:p>15.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6303">
                <text:p>22.6303</text:p>
              </table:table-cell>
              <table:table-cell office:value-type="float" office:value="1.4856">
                <text:p>1.4856</text:p>
              </table:table-cell>
              <table:table-cell office:value-type="float" office:value="11.1545">
                <text:p>11.1545</text:p>
              </table:table-cell>
              <table:table-cell office:value-type="float" office:value="14.3111">
                <text:p>14.3111</text:p>
              </table:table-cell>
              <table:table-cell office:value-type="float" office:value="26.8841">
                <text:p>26.8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7.6112">
                <text:p>7.6112</text:p>
              </table:table-cell>
              <table:table-cell office:value-type="float" office:value="12.3269">
                <text:p>12.3269</text:p>
              </table:table-cell>
              <table:table-cell office:value-type="float" office:value="18.3514">
                <text:p>18.3514</text:p>
              </table:table-cell>
              <table:table-cell office:value-type="float" office:value="3.9656">
                <text:p>3.9656</text:p>
              </table:table-cell>
              <table:table-cell office:value-type="float" office:value="13.9883">
                <text:p>13.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4.3582">
                <text:p>14.3582</text:p>
              </table:table-cell>
              <table:table-cell office:value-type="float" office:value="19.8364">
                <text:p>19.8364</text:p>
              </table:table-cell>
              <table:table-cell office:value-type="float" office:value="21.5009">
                <text:p>21.5009</text:p>
              </table:table-cell>
              <table:table-cell office:value-type="float" office:value="13.3655">
                <text:p>13.3655</text:p>
              </table:table-cell>
              <table:table-cell office:value-type="float" office:value="19.208">
                <text:p>19.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0.2908">
                <text:p>20.2908</text:p>
              </table:table-cell>
              <table:table-cell office:value-type="float" office:value="2.8956">
                <text:p>2.8956</text:p>
              </table:table-cell>
              <table:table-cell office:value-type="float" office:value="7.2478">
                <text:p>7.2478</text:p>
              </table:table-cell>
              <table:table-cell office:value-type="float" office:value="22.3374">
                <text:p>22.3374</text:p>
              </table:table-cell>
              <table:table-cell office:value-type="float" office:value="33.3318">
                <text:p>33.3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812">
                <text:p>4.812</text:p>
              </table:table-cell>
              <table:table-cell office:value-type="float" office:value="12.3165">
                <text:p>12.3165</text:p>
              </table:table-cell>
              <table:table-cell office:value-type="float" office:value="9.1437">
                <text:p>9.1437</text:p>
              </table:table-cell>
              <table:table-cell office:value-type="float" office:value="10.1616">
                <text:p>10.1616</text:p>
              </table:table-cell>
              <table:table-cell office:value-type="float" office:value="43.863">
                <text:p>43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911">
                <text:p>14.1911</text:p>
              </table:table-cell>
              <table:table-cell office:value-type="float" office:value="23.1267">
                <text:p>23.1267</text:p>
              </table:table-cell>
              <table:table-cell office:value-type="float" office:value="18.1531">
                <text:p>18.1531</text:p>
              </table:table-cell>
              <table:table-cell office:value-type="float" office:value="20.0394">
                <text:p>20.0394</text:p>
              </table:table-cell>
              <table:table-cell office:value-type="float" office:value="38.0838">
                <text:p>38.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.1004">
                <text:p>23.1004</text:p>
              </table:table-cell>
              <table:table-cell office:value-type="float" office:value="9.9665">
                <text:p>9.9665</text:p>
              </table:table-cell>
              <table:table-cell office:value-type="float" office:value="15.8461">
                <text:p>15.8461</text:p>
              </table:table-cell>
              <table:table-cell office:value-type="float" office:value="6.9133">
                <text:p>6.9133</text:p>
              </table:table-cell>
              <table:table-cell office:value-type="float" office:value="26.603">
                <text:p>26.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21:'XML Benchmark Result 2 GB'.E31 'XML Benchmark Result 2 GB'.C6:'XML Benchmark Result 2 GB'.E6 'XML Benchmark Result 2 GB'.I6:'XML Benchmark Result 2 GB'.J6 'XML Benchmark Result 2 GB'.I21:'XML Benchmark Result 2 GB'.J31" chart:data-source-has-labels="row" svg:x="1.411cm" svg:y="1.275cm" svg:width="11.66cm" svg:height="6.565cm">
          <chart:coordinate-region svg:x="2.509cm" svg:y="1.475cm" svg:width="10.071cm" svg:height="5.718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21:'XML Benchmark Result 2 GB'.C31" chart:label-cell-address="'XML Benchmark Result 2 GB'.C6:'XML Benchmark Result 2 GB'.C6" chart:class="chart:scatter">
            <chart:domain table:cell-range-address="'XML Benchmark Result 2 GB'.B21:'XML Benchmark Result 2 GB'.B31"/>
            <chart:data-point chart:repeated="11"/>
          </chart:series>
          <chart:series chart:style-name="ch11" chart:values-cell-range-address="'XML Benchmark Result 2 GB'.D21:'XML Benchmark Result 2 GB'.D31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21:'XML Benchmark Result 2 GB'.E31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21:'XML Benchmark Result 2 GB'.I31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21:'XML Benchmark Result 2 GB'.J31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21:'XML Benchmark Result 2 GB'.B31</svg:desc>
                </draw:g>
              </table:table-cell>
              <table:table-cell office:value-type="float" office:value="0.0102">
                <text:p>0.0102</text:p>
                <draw:g>
                  <svg:desc>'XML Benchmark Result 2 GB'.C21:'XML Benchmark Result 2 GB'.C31</svg:desc>
                </draw:g>
              </table:table-cell>
              <table:table-cell office:value-type="float" office:value="0.0017">
                <text:p>0.0017</text:p>
                <draw:g>
                  <svg:desc>'XML Benchmark Result 2 GB'.D21:'XML Benchmark Result 2 GB'.D31</svg:desc>
                </draw:g>
              </table:table-cell>
              <table:table-cell office:value-type="float" office:value="0.0016">
                <text:p>0.0016</text:p>
                <draw:g>
                  <svg:desc>'XML Benchmark Result 2 GB'.E21:'XML Benchmark Result 2 GB'.E31</svg:desc>
                </draw:g>
              </table:table-cell>
              <table:table-cell office:value-type="float" office:value="0.0139">
                <text:p>0.0139</text:p>
                <draw:g>
                  <svg:desc>'XML Benchmark Result 2 GB'.I21:'XML Benchmark Result 2 GB'.I31</svg:desc>
                </draw:g>
              </table:table-cell>
              <table:table-cell office:value-type="float" office:value="0.0137">
                <text:p>0.0137</text:p>
                <draw:g>
                  <svg:desc>'XML Benchmark Result 2 GB'.J21:'XML Benchmark Result 2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8">
                <text:p>0.0138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7">
                <text:p>0.0047</text:p>
              </table:table-cell>
              <table:table-cell office:value-type="float" office:value="0.0297">
                <text:p>0.0297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5">
                <text:p>0.0045</text:p>
              </table:table-cell>
              <table:table-cell office:value-type="float" office:value="0.0302">
                <text:p>0.030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5">
                <text:p>0.0045</text:p>
              </table:table-cell>
              <table:table-cell office:value-type="float" office:value="0.03">
                <text:p>0.03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2">
                <text:p>0.0142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301">
                <text:p>0.0301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